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34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24pt" style:font-size-asian="24pt" style:font-size-complex="24pt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cccccc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cccccc" fo:border="0.74pt solid #000000"/>
      <style:text-properties style:font-name="Arial" fo:font-size="12pt" style:font-size-asian="12pt" style:font-size-complex="12pt"/>
    </style:style>
    <style:style style:name="T1" style:family="text">
      <style:text-properties fo:language="fr" fo:country="F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79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ide aux calcules de décalage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Taille de la zone <text:span text:style-name="T1">d’impression</text:span></text:p>
          </table:table-cell>
          <table:table-cell table:style-name="ce3" office:value-type="string" calcext:value-type="string">
            <text:p>300x300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Taille du plateau</text:p>
          </table:table-cell>
          <table:table-cell table:style-name="ce3" office:value-type="string" calcext:value-type="string">
            <text:p>310x310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X min</text:p>
          </table:table-cell>
          <table:table-cell table:style-name="ce3" office:value-type="float" office:value="-5" calcext:value-type="float">
            <text:p>-5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Y min</text:p>
          </table:table-cell>
          <table:table-cell table:style-name="ce3" office:value-type="float" office:value="-5" calcext:value-type="float">
            <text:p>-5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4" office:value-type="string" calcext:value-type="string" table:number-columns-spanned="3" table:number-rows-spanned="1">
            <text:p>Décalage indiqué probe/extrudeur</text:p>
          </table:table-cell>
          <table:covered-table-cell table:number-columns-repeated="2" table:style-name="ce5"/>
          <table:table-cell table:number-columns-repeated="16381"/>
        </table:table-row>
        <table:table-row table:style-name="ro2"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16381"/>
        </table:table-row>
        <table:table-row table:style-name="ro2">
          <table:table-cell table:style-name="ce5"/>
          <table:table-cell table:style-name="ce5" office:value-type="float" office:value="-42.5" calcext:value-type="float">
            <text:p>-42,5</text:p>
          </table:table-cell>
          <table:table-cell table:style-name="ce5" office:value-type="float" office:value="-31.5" calcext:value-type="float">
            <text:p>-31,5</text:p>
          </table:table-cell>
          <table:table-cell table:number-columns-repeated="16381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4" office:value-type="string" calcext:value-type="string" table:number-columns-spanned="3" table:number-rows-spanned="1">
            <text:p>Valeurs à saisir dans le fichier config</text:p>
          </table:table-cell>
          <table:covered-table-cell table:number-columns-repeated="2" table:style-name="ce5"/>
          <table:table-cell table:number-columns-repeated="16381"/>
        </table:table-row>
        <table:table-row table:style-name="ro2"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afe_z_home</text:p>
          </table:table-cell>
          <table:table-cell table:style-name="ce6" table:formula="of:=150-[.B10]" office:value-type="float" office:value="192.5" calcext:value-type="float">
            <text:p>192,5</text:p>
          </table:table-cell>
          <table:table-cell table:style-name="ce6" table:formula="of:=150-[.C10]" office:value-type="float" office:value="181.5" calcext:value-type="float">
            <text:p>181,5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z_tilt 1</text:p>
          </table:table-cell>
          <table:table-cell table:style-name="ce5" table:formula="of:=55-[.B10]" office:value-type="float" office:value="97.5" calcext:value-type="float">
            <text:p>97,5</text:p>
          </table:table-cell>
          <table:table-cell table:style-name="ce5" table:formula="of:=150-[.C10]" office:value-type="float" office:value="181.5" calcext:value-type="float">
            <text:p>181,5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z_tilt 2</text:p>
          </table:table-cell>
          <table:table-cell table:style-name="ce6" table:formula="of:=245-[.B10]" office:value-type="float" office:value="287.5" calcext:value-type="float">
            <text:p>287,5</text:p>
          </table:table-cell>
          <table:table-cell table:style-name="ce6" table:formula="of:=150-[.C10]" office:value-type="float" office:value="181.5" calcext:value-type="float">
            <text:p>181,5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bed_mesh min</text:p>
          </table:table-cell>
          <table:table-cell table:style-name="ce5" table:formula="of:=IF(5+[.B10]&lt;-5;5;5+[.B10])" office:value-type="float" office:value="5" calcext:value-type="float">
            <text:p>5</text:p>
          </table:table-cell>
          <table:table-cell table:style-name="ce5" table:formula="of:=IF(5+[.C10]&lt;-5;5;5+[.C10])" office:value-type="float" office:value="5" calcext:value-type="float">
            <text:p>5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bed_mesh max</text:p>
          </table:table-cell>
          <table:table-cell table:style-name="ce6" table:formula="of:=IF(295+[.B10]&gt;305;295;295+[.B10])" office:value-type="float" office:value="252.5" calcext:value-type="float">
            <text:p>252,5</text:p>
          </table:table-cell>
          <table:table-cell table:style-name="ce6" table:formula="of:=IF(295+[.C10]&gt;305;295;295+[.C10])" office:value-type="float" office:value="263.5" calcext:value-type="float">
            <text:p>263,5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screws_tilt_adjust 1</text:p>
          </table:table-cell>
          <table:table-cell table:style-name="ce5" table:formula="of:=55-[.B10]" office:value-type="float" office:value="97.5" calcext:value-type="float">
            <text:p>97,5</text:p>
          </table:table-cell>
          <table:table-cell table:style-name="ce5" table:formula="of:=55-[.C10]" office:value-type="float" office:value="86.5" calcext:value-type="float">
            <text:p>86,5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crews_tilt_adjust 2</text:p>
          </table:table-cell>
          <table:table-cell table:style-name="ce6" table:formula="of:=255-[.B10]" office:value-type="float" office:value="297.5" calcext:value-type="float">
            <text:p>297,5</text:p>
          </table:table-cell>
          <table:table-cell table:style-name="ce6" table:formula="of:=55-[.C10]" office:value-type="float" office:value="86.5" calcext:value-type="float">
            <text:p>86,5</text:p>
          </table:table-cell>
          <table:table-cell table:number-columns-repeated="16381"/>
        </table:table-row>
        <table:table-row table:style-name="ro2">
          <table:table-cell table:style-name="ce5" office:value-type="string" calcext:value-type="string">
            <text:p>screws_tilt_adjust 3</text:p>
          </table:table-cell>
          <table:table-cell table:style-name="ce5" table:formula="of:=55-[.B10]" office:value-type="float" office:value="97.5" calcext:value-type="float">
            <text:p>97,5</text:p>
          </table:table-cell>
          <table:table-cell table:style-name="ce5" table:formula="of:=255-[.C10]" office:value-type="float" office:value="286.5" calcext:value-type="float">
            <text:p>286,5</text:p>
          </table:table-cell>
          <table:table-cell table:number-columns-repeated="16381"/>
        </table:table-row>
        <table:table-row table:style-name="ro2">
          <table:table-cell table:style-name="ce6" office:value-type="string" calcext:value-type="string">
            <text:p>screws_tilt_adjust 4</text:p>
          </table:table-cell>
          <table:table-cell table:style-name="ce6" table:formula="of:=255-[.B10]" office:value-type="float" office:value="297.5" calcext:value-type="float">
            <text:p>297,5</text:p>
          </table:table-cell>
          <table:table-cell table:style-name="ce6" table:formula="of:=255-[.C10]" office:value-type="float" office:value="286.5" calcext:value-type="float">
            <text:p>286,5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7T18:06:02.611000000</dc:date>
    <meta:editing-duration>PT46M22S</meta:editing-duration>
    <meta:editing-cycles>2</meta:editing-cycles>
    <meta:generator>LibreOffice/7.4.5.1$Windows_X86_64 LibreOffice_project/9c0871452b3918c1019dde9bfac75448afc4b57f</meta:generator>
    <meta:document-statistic meta:table-count="1" meta:cell-count="44" meta:object-count="0"/>
  </office:meta>
</office:document-meta>
</file>